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114cm"/>
    </style:style>
    <style:style style:name="co1" style:family="table-column">
      <style:table-column-properties style:column-width="0.746cm" style:use-optimal-column-width="false"/>
    </style:style>
    <style:style style:name="co2" style:family="table-column">
      <style:table-column-properties style:column-width="0.754cm" style:use-optimal-column-width="false"/>
    </style:style>
    <style:style style:name="ro1" style:family="table-row">
      <style:table-row-properties style:row-height="1.07cm"/>
    </style:style>
    <style:style style:name="ro2" style:family="table-row">
      <style:table-row-properties style:row-height="1.069cm"/>
    </style:style>
    <style:style style:name="ce1" style:family="table-cell">
      <style:graphic-properties draw:fill="none" style:repeat="repeat" draw:textarea-vertical-align="middle"/>
      <style:paragraph-properties fo:text-align="center"/>
    </style:style>
    <style:style style:name="ce2" style:family="table-cell">
      <style:graphic-properties draw:fill="none" style:repeat="repeat" draw:textarea-vertical-align="middle"/>
      <style:paragraph-properties fo:text-align="center" fo:border-left="0.001cm solid #ffffff" fo:border-right="0.001cm solid #ffffff" fo:border-top="0.001cm solid #ffffff" fo:border-bottom="none"/>
    </style:style>
    <style:style style:name="ce3" style:family="table-cell">
      <style:graphic-properties draw:fill="none" style:repeat="repeat" draw:textarea-vertical-align="middle"/>
      <style:paragraph-properties fo:text-align="center" fo:border="0.001cm solid #000000"/>
    </style:style>
    <style:style style:name="ce4" style:family="table-cell">
      <style:graphic-properties draw:fill="solid" draw:fill-color="#c0c0c0" style:repeat="repeat" draw:textarea-vertical-align="middle"/>
      <style:paragraph-properties fo:text-align="center" fo:border="0.001cm solid #000000"/>
    </style:style>
    <style:style style:name="ce5" style:family="table-cell">
      <style:graphic-properties draw:fill="none" style:repeat="repeat" draw:textarea-vertical-align="middle"/>
      <style:paragraph-properties fo:text-align="center" fo:border-left="0.001cm solid #000000" fo:border-right="0.001cm solid #000000" fo:border-top="0.001cm solid #000000" fo:border-bottom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standard" draw:layer="layout" svg:width="23.879cm" svg:height="8.557cm" svg:x="2.061cm" svg:y="5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3</text:p>
              </table:table-cell>
              <table:table-cell/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3">
              <table:table-cell table:number-columns-spanned="8">
                <text:p text:style-name="P1">Tip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">J</text:p>
              </table:table-cell>
              <table:table-cell>
                <text:p text:style-name="P1">R</text:p>
              </table:table-cell>
              <table:table-cell>
                <text:p text:style-name="P1">G</text:p>
              </table:table-cell>
              <table:table-cell>
                <text:p text:style-name="P1">D</text:p>
              </table:table-cell>
              <table:table-cell>
                <text:p text:style-name="P1">U</text:p>
              </table:table-cell>
              <table:table-cell table:style-name="ce4" table:number-columns-spanned="11">
                <text:p text:style-name="P1">Reservado</text:p>
              </table:table-cell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table-cell table:number-columns-spanned="8">
                <text:p text:style-name="P1">Contador de salto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RREQ I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Dirección de destin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Número de secuencia de destin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number-columns-spanned="32">
                <text:p text:style-name="P1">Dirección de orige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number-columns-spanned="32">
                <text:p text:style-name="P1">Número de secuencia de orige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4.905cm" svg:height="0.962cm" svg:x="12cm" svg:y="3cm">
          <draw:text-box>
            <text:p>Mensaje RREQ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standard" draw:layer="layout" svg:width="23.879cm" svg:height="7.488cm" svg:x="2.501cm" svg:y="5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3</text:p>
              </table:table-cell>
              <table:table-cell/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3">
              <table:table-cell table:number-columns-spanned="8">
                <text:p text:style-name="P1">Tip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">R</text:p>
              </table:table-cell>
              <table:table-cell>
                <text:p text:style-name="P1">A</text:p>
              </table:table-cell>
              <table:table-cell table:style-name="ce4" table:number-columns-spanned="9">
                <text:p text:style-name="P1">Reservado</text:p>
              </table:table-cell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table-cell table:number-columns-spanned="5">
                <text:p text:style-name="P1">Long. Pref.</text:p>
              </table:table-cell>
              <table:covered-table-cell/>
              <table:covered-table-cell/>
              <table:covered-table-cell/>
              <table:covered-table-cell/>
              <table:table-cell table:number-columns-spanned="8">
                <text:p text:style-name="P1">Contador de salto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Dirección de destin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Número de secuencia de destin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Dirección de orige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number-columns-spanned="32">
                <text:p text:style-name="P1">Tiempo de vid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1" draw:layer="layout" svg:width="4.833cm" svg:height="0.962cm" svg:x="9.5cm" svg:y="2.971cm">
          <draw:text-box>
            <text:p>Mensaje RREP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standard" draw:layer="layout" svg:width="23.879cm" svg:height="7.488cm" svg:x="2.501cm" svg:y="5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3</text:p>
              </table:table-cell>
              <table:table-cell/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3">
              <table:table-cell table:number-columns-spanned="8">
                <text:p text:style-name="P1">Tip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">N</text:p>
              </table:table-cell>
              <table:table-cell table:style-name="ce4" table:number-columns-spanned="15">
                <text:p text:style-name="P1">Reservado</text:p>
              </table:table-cell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covered-table-cell table:style-name="ce4"/>
              <table:table-cell table:number-columns-spanned="8">
                <text:p text:style-name="P1">Contador destino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Dirección de destino inalcanzabl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Número de secuencia de destino inalcanzabl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number-columns-spanned="32">
                <text:p text:style-name="P1">Dirección de destino inalcanzable adicional (si es necesario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number-columns-spanned="32">
                <text:p text:style-name="P1">Número de secuencia de destino inalcanzable (si es necesario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1" draw:layer="layout" svg:width="4.867cm" svg:height="0.962cm" svg:x="9.5cm" svg:y="3cm">
          <draw:text-box>
            <text:p>Mensaje RER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miro </meta:initial-creator>
    <meta:creation-date>2011-04-07T13:17:02</meta:creation-date>
    <meta:editing-duration>PT00H11M07S</meta:editing-duration>
    <meta:editing-cycles>2</meta:editing-cycles>
    <dc:date>2011-04-07T13:59:11</dc:date>
    <dc:creator>ramiro </dc:creator>
    <meta:document-statistic meta:object-count="33"/>
    <meta:generator>OpenOffice.org/3.2$Unix OpenOffice.org_project/320m19$Build-9505</meta:generator>
  </office:meta>
</office:document-meta>
</file>